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2">
      <style:paragraph-properties fo:text-align="start" style:justify-single-word="false"/>
    </style:style>
    <style:style style:name="P4" style:family="paragraph" style:parent-style-name="Heading_20_2">
      <style:paragraph-properties fo:text-align="center" style:justify-single-word="false"/>
    </style:style>
    <style:style style:name="P5" style:family="paragraph" style:parent-style-name="Standard">
      <style:text-properties officeooo:rsid="0016d677" officeooo:paragraph-rsid="0016d677"/>
    </style:style>
    <style:style style:name="P6" style:family="paragraph" style:parent-style-name="Standard">
      <style:paragraph-properties fo:text-align="center" style:justify-single-word="false"/>
      <style:text-properties officeooo:rsid="0016d677" officeooo:paragraph-rsid="0016d677"/>
    </style:style>
    <style:style style:name="P7" style:family="paragraph" style:parent-style-name="Standard">
      <style:paragraph-properties fo:text-align="start" style:justify-single-word="false"/>
      <style:text-properties officeooo:rsid="0016d677" officeooo:paragraph-rsid="0016d677"/>
    </style:style>
    <style:style style:name="P8" style:family="paragraph" style:parent-style-name="Standard">
      <style:paragraph-properties fo:text-align="start" style:justify-single-word="false"/>
      <style:text-properties officeooo:rsid="0018ae82" officeooo:paragraph-rsid="0018ae82"/>
    </style:style>
    <style:style style:name="P9" style:family="paragraph" style:parent-style-name="Standard">
      <style:paragraph-properties fo:text-align="start" style:justify-single-word="false"/>
      <style:text-properties officeooo:rsid="001a5749" officeooo:paragraph-rsid="001a5749"/>
    </style:style>
    <style:style style:name="P10" style:family="paragraph" style:parent-style-name="Standard">
      <style:paragraph-properties fo:text-align="start" style:justify-single-word="false"/>
      <style:text-properties officeooo:rsid="0016d677" officeooo:paragraph-rsid="0016e955"/>
    </style:style>
    <style:style style:name="P11" style:family="paragraph" style:parent-style-name="Standard">
      <style:paragraph-properties fo:text-align="start" style:justify-single-word="false"/>
      <style:text-properties officeooo:rsid="00177ef1" officeooo:paragraph-rsid="00177ef1"/>
    </style:style>
    <style:style style:name="T1" style:family="text">
      <style:text-properties officeooo:rsid="0016e955"/>
    </style:style>
    <style:style style:name="T2" style:family="text">
      <style:text-properties officeooo:rsid="0018163e"/>
    </style:style>
    <style:style style:name="T3" style:family="text">
      <style:text-properties officeooo:rsid="001a5749"/>
    </style:style>
    <style:style style:name="T4" style:family="text">
      <style:text-properties officeooo:rsid="00177ef1"/>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3_984252280" text:style-name="Index_20_Link" text:visited-style-name="Index_20_Link">EnigmApi<text:tab/>1</text:a></text:p>
          <text:p text:style-name="P2"><text:a xlink:type="simple" xlink:href="#__RefHeading___Toc5_984252280" text:style-name="Index_20_Link" text:visited-style-name="Index_20_Link">Accueil :<text:tab/>1</text:a></text:p>
          <text:p text:style-name="P2"><text:a xlink:type="simple" xlink:href="#__RefHeading___Toc7_984252280" text:style-name="Index_20_Link" text:visited-style-name="Index_20_Link">Créer<text:tab/>1</text:a></text:p>
          <text:p text:style-name="P2"><text:a xlink:type="simple" xlink:href="#__RefHeading___Toc9_984252280" text:style-name="Index_20_Link" text:visited-style-name="Index_20_Link">NbQuest<text:tab/>1</text:a></text:p>
        </text:index-body>
      </text:table-of-content>
      <text:h text:style-name="P3" text:outline-level="2"/>
      <text:h text:style-name="P4" text:outline-level="2"><text:bookmark-start text:name="__RefHeading___Toc5_984252280"/>Accueil :<text:bookmark-end text:name="__RefHeading___Toc5_984252280"/></text:h>
      <text:p text:style-name="P5"/>
      <text:p text:style-name="P5"><text:span text:style-name="T1">P</text:span>age possédant un bouton « <text:span text:style-name="T2">C</text:span>réer » et un bouton  « NbQuest »</text:p>
      <text:p text:style-name="P5"/>
      <text:h text:style-name="P4" text:outline-level="2"><text:bookmark-start text:name="__RefHeading___Toc7_984252280"/>Créer<text:bookmark-end text:name="__RefHeading___Toc7_984252280"/></text:h>
      <text:p text:style-name="P6"/>
      <text:p text:style-name="P7">Cette page posséde <text:s/>3 champs de saisies et un bouton «Créer et Envoyer » .</text:p>
      <text:p text:style-name="P7">Sur cette page il faut renseigner dans les champs de saisi de textes le(s) compétences, le(s) niveaux et les id des collaborateurs ou l’id du collaborateur. Une fois tout les champs saisies l’appuie sur le bouton « Créer et Envoyer » va créer un questionnaire contenant des énigmes filtrées en fonction des critères saisies .Puis envoyer le questionnaire au(x) collaborateur(s) concerné(s).</text:p>
      <text:p text:style-name="P7"/>
      <text:p text:style-name="P8">Exemple:Questionnaire(id=0,énigmes(énigme(id=2,question= « question2 »,r<text:span text:style-name="T3">é</text:span>ponse= « reponse2»),énigme(id=4,question= « question4 »,réponse= « reponse4 »))</text:p>
      <text:p text:style-name="P8"/>
      <text:p text:style-name="P9">envoi(idQuestionnaire,nomsCollaborateurs)</text:p>
      <text:p text:style-name="P7"/>
      <text:h text:style-name="P4" text:outline-level="2"><text:bookmark-start text:name="__RefHeading___Toc9_984252280"/>NbQuest<text:bookmark-end text:name="__RefHeading___Toc9_984252280"/></text:h>
      <text:p text:style-name="P6"/>
      <text:p text:style-name="P7">Cette page posséde 2 champs de saisies ,<text:span text:style-name="T1">un texte « Nombre de questionnaires possibles : » </text:span>et un bouton  « Compter ».</text:p>
      <text:p text:style-name="P10">Sur cette page il faut renseigner dans les champs de saisi de textes le(s) compétences <text:span text:style-name="T1">et </text:span>le(s) niveaux. <text:span text:style-name="T1">Lors de l’appuie sur le bouton « Compter » l’algorithme va trier les énigmes correspondantes aux critères et retourner le nombre d’énigmes faisant parti de cette sélection.</text:span><text:span text:style-name="T4">Puis diviser ce nombre par le nombre d’énigmes max pouvant être dans un questionnaire.</text:span></text:p>
      <text:p text:style-name="P10"/>
      <text:p text:style-name="P11">Exemple : si nb_énigmes dans un questionnaire = 5 et qu’on obtient 10 énigmes dans la sélection alors on peut créer 2 questionnaires .Si jamais on avait eu 9 énigmes on aurait pu créer qu’un seul questionnai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_20_1">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h text:style-name="MP1" text:outline-level="1"><text:bookmark-start text:name="__RefHeading___Toc3_984252280"/>EnigmApi<text:bookmark-end text:name="__RefHeading___Toc3_984252280"/></text:h>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9T15:34:09.003243700</meta:creation-date>
    <dc:date>2025-05-09T15:58:22.643828300</dc:date>
    <meta:editing-duration>PT24M10S</meta:editing-duration>
    <meta:editing-cycles>7</meta:editing-cycles>
    <meta:generator>LibreOffice/25.2.2.2$Windows_X86_64 LibreOffice_project/7370d4be9e3cf6031a51beef54ff3bda878e3fac</meta:generator>
    <meta:document-statistic meta:table-count="0" meta:image-count="0" meta:object-count="0" meta:page-count="1" meta:paragraph-count="17" meta:word-count="236" meta:character-count="1490" meta:non-whitespace-character-count="1268"/>
  </office:meta>
</office:document-meta>
</file>